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a952" officeooo:paragraph-rsid="0012a952"/>
    </style:style>
    <style:style style:name="P2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12a952" officeooo:paragraph-rsid="0012a952"/>
    </style:style>
    <style:style style:name="T1" style:family="text">
      <style:text-properties fo:language="fr" fo:country="FR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devise de votre vie:</text:p>
      <text:p text:style-name="P1"><text:span text:style-name="T1">Si votre façon de voir la vie pouvait se résumer en une seule phrase, qu’elle serait-elle? <text:tab/><text:tab/> 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30:15.848951464</meta:creation-date>
    <dc:date>2023-09-26T14:04:11.572926452</dc:date>
    <meta:editing-duration>PT4H23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1" meta:character-count="119" meta:non-whitespace-character-count="94"/>
  </office:meta>
</office:document-meta>
</file>